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3638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7FB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03638D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#007FB6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#007FB6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36">
      <style:table-cell-properties style:vertical-align="automatic" fo:background-color="#03638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03638D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03638D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36">
      <style:table-cell-properties style:vertical-align="automatic" fo:background-color="#007FB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007FB6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4.5508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0.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ain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TEAM</text:p>
          </table:table-cell>
          <table:table-cell office:value-type="string" table:style-name="ce3">
            <text:p>STF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6">
            <text:p>Sean Ryan</text:p>
          </table:table-cell>
          <table:table-cell table:style-name="ce4"/>
          <table:table-cell office:value-type="string" table:style-name="ce6">
            <text:p>Alex Darwin</text:p>
          </table:table-cell>
          <table:table-cell table:style-name="ce4"/>
          <table:table-cell office:value-type="string" table:style-name="ce6">
            <text:p>Ben Johnson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style-name="ce4"/>
          <table:table-cell office:value-type="string" table:style-name="ce3">
            <text:p>HOURS</text:p>
          </table:table-cell>
          <table:table-cell table:style-name="ce4"/>
          <table:table-cell office:value-type="string" table:style-name="ce3">
            <text:p>HOUR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40" table:formula="of:=SUM([Sean_Ryan.J4])" table:style-name="ce6">
            <text:p>40</text:p>
          </table:table-cell>
          <table:table-cell table:style-name="ce4"/>
          <table:table-cell office:value-type="float" office:value="8" table:formula="of:=SUM([Alex_Darwin.J4])" table:style-name="ce6">
            <text:p>8</text:p>
          </table:table-cell>
          <table:table-cell table:style-name="ce4"/>
          <table:table-cell office:value-type="float" office:value="26" table:formula="of:=VALUE([Ben_Johnson.J4])" table:style-name="ce6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25" table:formula="of:=SUM([Sean_Ryan.J7])" table:style-name="ce6">
            <text:p>25</text:p>
          </table:table-cell>
          <table:table-cell table:style-name="ce4"/>
          <table:table-cell office:value-type="float" office:value="15" table:formula="of:=SUM([Alex_Darwin.J7])" table:style-name="ce6">
            <text:p>15</text:p>
          </table:table-cell>
          <table:table-cell table:style-name="ce4"/>
          <table:table-cell office:value-type="float" office:value="28" table:formula="of:=SUM([Ben_Johnson.J7])" table:style-name="ce6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29" table:formula="of:=SUM([Sean_Ryan.J10])" table:style-name="ce6">
            <text:p>29</text:p>
          </table:table-cell>
          <table:table-cell table:style-name="ce4"/>
          <table:table-cell office:value-type="float" office:value="16" table:formula="of:=SUM([Alex_Darwin.J10])" table:style-name="ce6">
            <text:p>16</text:p>
          </table:table-cell>
          <table:table-cell table:style-name="ce4"/>
          <table:table-cell office:value-type="float" office:value="24" table:formula="of:=SUM([Ben_Johnson.J10])" table:style-name="ce6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21" table:formula="of:=SUM([Sean_Ryan.J13])" table:style-name="ce6">
            <text:p>21</text:p>
          </table:table-cell>
          <table:table-cell table:style-name="ce4"/>
          <table:table-cell office:value-type="float" office:value="15" table:formula="of:=SUM([Alex_Darwin.J13])" table:style-name="ce6">
            <text:p>15</text:p>
          </table:table-cell>
          <table:table-cell table:style-name="ce4"/>
          <table:table-cell office:value-type="float" office:value="32" table:formula="of:=SUM([Ben_Johnson.J13])" table:style-name="ce6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21" table:formula="of:=SUM([Sean_Ryan.J16])" table:style-name="ce6">
            <text:p>21</text:p>
          </table:table-cell>
          <table:table-cell table:style-name="ce4"/>
          <table:table-cell office:value-type="float" office:value="16" table:formula="of:=SUM([Alex_Darwin.J16])" table:style-name="ce6">
            <text:p>16</text:p>
          </table:table-cell>
          <table:table-cell table:style-name="ce4"/>
          <table:table-cell office:value-type="float" office:value="21" table:formula="of:=SUM([Ben_Johnson.J16])" table:style-name="ce6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6</text:p>
          </table:table-cell>
          <table:table-cell office:value-type="float" office:value="19" table:formula="of:=SUM([Sean_Ryan.J19])" table:style-name="ce6">
            <text:p>19</text:p>
          </table:table-cell>
          <table:table-cell table:style-name="ce4"/>
          <table:table-cell office:value-type="float" office:value="14" table:formula="of:=SUM([Alex_Darwin.J19])" table:style-name="ce6">
            <text:p>14</text:p>
          </table:table-cell>
          <table:table-cell table:style-name="ce4"/>
          <table:table-cell office:value-type="float" office:value="30" table:formula="of:=SUM([Ben_Johnson.J19])" table:style-name="ce6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7</text:p>
          </table:table-cell>
          <table:table-cell office:value-type="float" office:value="17" table:formula="of:=SUM([Sean_Ryan.J22])" table:style-name="ce6">
            <text:p>17</text:p>
          </table:table-cell>
          <table:table-cell table:style-name="ce4"/>
          <table:table-cell office:value-type="float" office:value="15" table:formula="of:=SUM([Alex_Darwin.J22])" table:style-name="ce6">
            <text:p>15</text:p>
          </table:table-cell>
          <table:table-cell table:style-name="ce4"/>
          <table:table-cell office:value-type="float" office:value="30" table:formula="of:=SUM([Ben_Johnson.J22])" table:style-name="ce6">
            <text:p>3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8</text:p>
          </table:table-cell>
          <table:table-cell office:value-type="float" office:value="18" table:formula="of:=SUM([Sean_Ryan.J25])" table:style-name="ce6">
            <text:p>18</text:p>
          </table:table-cell>
          <table:table-cell table:style-name="ce4"/>
          <table:table-cell office:value-type="float" office:value="15" table:formula="of:=SUM([Alex_Darwin.J25])" table:style-name="ce6">
            <text:p>15</text:p>
          </table:table-cell>
          <table:table-cell table:style-name="ce4"/>
          <table:table-cell office:value-type="float" office:value="22" table:formula="of:=SUM([Ben_Johnson.J25])" table:style-name="ce6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9</text:p>
          </table:table-cell>
          <table:table-cell office:value-type="float" office:value="15" table:formula="of:=SUM([Sean_Ryan.J28])" table:style-name="ce6">
            <text:p>15</text:p>
          </table:table-cell>
          <table:table-cell table:style-name="ce4"/>
          <table:table-cell office:value-type="float" office:value="4" table:formula="of:=SUM([Alex_Darwin.J28])" table:style-name="ce6">
            <text:p>4</text:p>
          </table:table-cell>
          <table:table-cell table:style-name="ce4"/>
          <table:table-cell office:value-type="float" office:value="17" table:formula="of:=SUM([Ben_Johnson.J28])" table:style-name="ce6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EEK 10</text:p>
          </table:table-cell>
          <table:table-cell office:value-type="float" office:value="0" table:formula="of:=SUM([Sean_Ryan.J31])" table:style-name="ce6">
            <text:p>0</text:p>
          </table:table-cell>
          <table:table-cell table:style-name="ce4"/>
          <table:table-cell office:value-type="float" office:value="0" table:formula="of:=SUM([Alex_Darwin.J31])" table:style-name="ce6">
            <text:p>0</text:p>
          </table:table-cell>
          <table:table-cell table:style-name="ce4"/>
          <table:table-cell office:value-type="float" office:value="0" table:formula="of:=SUM([Ben_Johnson.J31])" table:style-name="ce6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05" table:formula="of:=SUM([.B4:.B13])" table:style-name="ce6">
            <text:p>205</text:p>
          </table:table-cell>
          <table:table-cell table:style-name="ce4"/>
          <table:table-cell office:value-type="float" office:value="118" table:formula="of:=SUM([.D4:.D13])" table:style-name="ce6">
            <text:p>118</text:p>
          </table:table-cell>
          <table:table-cell table:style-name="ce4"/>
          <table:table-cell office:value-type="float" office:value="230" table:formula="of:=SUM([.F4:.F13])" table:style-name="ce6">
            <text:p>230</text:p>
          </table:table-cell>
          <table:table-cell table:number-columns-repeated="16378"/>
        </table:table-row>
        <table:table-row table:number-rows-repeated="6" table:style-name="ro2">
          <table:table-cell table:number-columns-repeated="16384"/>
        </table:table-row>
        <table:table-row table:number-rows-repeated="980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Sean_Ryan" table:style-name="ta1">
        <table:table-column table:style-name="co5" table:number-columns-repeated="4" table:default-cell-style-name="ce1"/>
        <table:table-column table:style-name="co9" table:default-cell-style-name="ce1"/>
        <table:table-column table:style-name="co5" table:number-columns-repeated="5" table:default-cell-style-name="ce1"/>
        <table:table-column table:style-name="co6" table:number-columns-repeated="16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EAN RYAN</text:p>
          </table:table-cell>
          <table:table-cell table:number-columns-repeated="9" table:style-name="ce4"/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12T00:00:00" table:style-name="ce7">
            <text:p>03/12/18</text:p>
          </table:table-cell>
          <table:table-cell office:value-type="date" office:date-value="2018-03-13T00:00:00" table:style-name="ce7">
            <text:p>03/13/18</text:p>
          </table:table-cell>
          <table:table-cell office:value-type="date" office:date-value="2018-03-14T00:00:00" table:style-name="ce7">
            <text:p>03/14/18</text:p>
          </table:table-cell>
          <table:table-cell office:value-type="date" office:date-value="2018-03-15T00:00:00" table:style-name="ce7">
            <text:p>03/15/18</text:p>
          </table:table-cell>
          <table:table-cell office:value-type="date" office:date-value="2018-03-16T00:00:00" table:style-name="ce7">
            <text:p>03/16/18</text:p>
          </table:table-cell>
          <table:table-cell office:value-type="date" office:date-value="2018-03-17T00:00:00" table:style-name="ce7">
            <text:p>03/17/18</text:p>
          </table:table-cell>
          <table:table-cell office:value-type="date" office:date-value="2018-03-18T00:00:00" table:style-name="ce7">
            <text:p>03/18/18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1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2">
            <text:p>HOURS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0" table:formula="of:=SUM([.C4:.I4])" table:style-name="ce2">
            <text:p>4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3-19T00:00:00" table:style-name="ce10">
            <text:p>03/19/18</text:p>
          </table:table-cell>
          <table:table-cell office:value-type="date" office:date-value="2018-03-20T00:00:00" table:style-name="ce10">
            <text:p>03/20/18</text:p>
          </table:table-cell>
          <table:table-cell office:value-type="date" office:date-value="2018-03-21T00:00:00" table:style-name="ce10">
            <text:p>03/21/18</text:p>
          </table:table-cell>
          <table:table-cell office:value-type="date" office:date-value="2018-03-22T00:00:00" table:style-name="ce10">
            <text:p>03/22/18</text:p>
          </table:table-cell>
          <table:table-cell office:value-type="date" office:date-value="2018-03-23T00:00:00" table:style-name="ce10">
            <text:p>03/23/18</text:p>
          </table:table-cell>
          <table:table-cell office:value-type="date" office:date-value="2018-03-24T00:00:00" table:style-name="ce10">
            <text:p>03/24/18</text:p>
          </table:table-cell>
          <table:table-cell office:value-type="date" office:date-value="2018-03-25T00:00:00" table:style-name="ce10">
            <text:p>03/25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2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4">
          <table:table-cell table:style-name="ce4"/>
          <table:table-cell office:value-type="string" table:style-name="ce3">
            <text:p>HOURS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5" table:formula="of:=SUM([.C7:.I7])" table:style-name="ce3">
            <text:p>25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26T00:00:00" table:style-name="ce7">
            <text:p>03/26/18</text:p>
          </table:table-cell>
          <table:table-cell office:value-type="date" office:date-value="2018-03-27T00:00:00" table:style-name="ce7">
            <text:p>03/27/18</text:p>
          </table:table-cell>
          <table:table-cell office:value-type="date" office:date-value="2018-03-28T00:00:00" table:style-name="ce7">
            <text:p>03/28/18</text:p>
          </table:table-cell>
          <table:table-cell office:value-type="date" office:date-value="2018-03-29T00:00:00" table:style-name="ce7">
            <text:p>03/29/18</text:p>
          </table:table-cell>
          <table:table-cell office:value-type="date" office:date-value="2018-03-30T00:00:00" table:style-name="ce7">
            <text:p>03/30/18</text:p>
          </table:table-cell>
          <table:table-cell office:value-type="date" office:date-value="2018-03-31T00:00:00" table:style-name="ce7">
            <text:p>03/31/18</text:p>
          </table:table-cell>
          <table:table-cell office:value-type="date" office:date-value="2018-04-01T00:00:00" table:style-name="ce7">
            <text:p>04/01/18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3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5">
          <table:table-cell table:style-name="ce4"/>
          <table:table-cell office:value-type="string" table:style-name="ce2">
            <text:p>HOURS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29" table:formula="of:=SUM([.C10:.I10])" table:style-name="ce2">
            <text:p>29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02T00:00:00" table:style-name="ce10">
            <text:p>04/02/18</text:p>
          </table:table-cell>
          <table:table-cell office:value-type="date" office:date-value="2018-04-03T00:00:00" table:style-name="ce10">
            <text:p>04/03/18</text:p>
          </table:table-cell>
          <table:table-cell office:value-type="date" office:date-value="2018-04-04T00:00:00" table:style-name="ce10">
            <text:p>04/04/18</text:p>
          </table:table-cell>
          <table:table-cell office:value-type="date" office:date-value="2018-04-05T00:00:00" table:style-name="ce10">
            <text:p>04/05/18</text:p>
          </table:table-cell>
          <table:table-cell office:value-type="date" office:date-value="2018-04-06T00:00:00" table:style-name="ce10">
            <text:p>04/06/18</text:p>
          </table:table-cell>
          <table:table-cell office:value-type="date" office:date-value="2018-04-07T00:00:00" table:style-name="ce10">
            <text:p>04/07/18</text:p>
          </table:table-cell>
          <table:table-cell office:value-type="date" office:date-value="2018-04-08T00:00:00" table:style-name="ce10">
            <text:p>04/08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4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21" table:formula="of:=SUM([.C13:.I13])" table:style-name="ce3">
            <text:p>21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/>
          <table:table-cell office:value-type="date" office:date-value="2018-04-09T00:00:00" table:style-name="ce7">
            <text:p>04/09/18</text:p>
          </table:table-cell>
          <table:table-cell office:value-type="date" office:date-value="2018-04-10T00:00:00" table:style-name="ce7">
            <text:p>04/10/18</text:p>
          </table:table-cell>
          <table:table-cell office:value-type="date" office:date-value="2018-04-11T00:00:00" table:style-name="ce7">
            <text:p>04/11/18</text:p>
          </table:table-cell>
          <table:table-cell office:value-type="date" office:date-value="2018-04-12T00:00:00" table:style-name="ce7">
            <text:p>04/12/18</text:p>
          </table:table-cell>
          <table:table-cell office:value-type="date" office:date-value="2018-04-13T00:00:00" table:style-name="ce7">
            <text:p>04/13/18</text:p>
          </table:table-cell>
          <table:table-cell office:value-type="date" office:date-value="2018-04-14T00:00:00" table:style-name="ce7">
            <text:p>04/14/18</text:p>
          </table:table-cell>
          <table:table-cell office:value-type="date" office:date-value="2018-04-15T00:00:00" table:style-name="ce7">
            <text:p>04/15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5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" table:formula="of:=SUM([.C16:.I16])" table:style-name="ce2">
            <text:p>21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6"/>
          <table:table-cell office:value-type="date" office:date-value="2018-04-16T00:00:00" table:style-name="ce10">
            <text:p>04/16/18</text:p>
          </table:table-cell>
          <table:table-cell office:value-type="date" office:date-value="2018-04-17T00:00:00" table:style-name="ce10">
            <text:p>04/17/18</text:p>
          </table:table-cell>
          <table:table-cell office:value-type="date" office:date-value="2018-04-18T00:00:00" table:style-name="ce10">
            <text:p>04/18/18</text:p>
          </table:table-cell>
          <table:table-cell office:value-type="date" office:date-value="2018-04-19T00:00:00" table:style-name="ce10">
            <text:p>04/19/18</text:p>
          </table:table-cell>
          <table:table-cell office:value-type="date" office:date-value="2018-04-20T00:00:00" table:style-name="ce10">
            <text:p>04/20/18</text:p>
          </table:table-cell>
          <table:table-cell office:value-type="date" office:date-value="2018-04-21T00:00:00" table:style-name="ce10">
            <text:p>04/21/18</text:p>
          </table:table-cell>
          <table:table-cell office:value-type="date" office:date-value="2018-04-22T00:00:00" table:style-name="ce10">
            <text:p>04/22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6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9" table:formula="of:=SUM([.C19:.I19])" table:style-name="ce3">
            <text:p>19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4-23T00:00:00" table:style-name="ce7">
            <text:p>04/23/18</text:p>
          </table:table-cell>
          <table:table-cell office:value-type="date" office:date-value="2018-04-24T00:00:00" table:style-name="ce7">
            <text:p>04/24/18</text:p>
          </table:table-cell>
          <table:table-cell office:value-type="date" office:date-value="2018-04-25T00:00:00" table:style-name="ce7">
            <text:p>04/25/18</text:p>
          </table:table-cell>
          <table:table-cell office:value-type="date" office:date-value="2018-04-26T00:00:00" table:style-name="ce7">
            <text:p>04/26/18</text:p>
          </table:table-cell>
          <table:table-cell office:value-type="date" office:date-value="2018-04-27T00:00:00" table:style-name="ce7">
            <text:p>04/27/18</text:p>
          </table:table-cell>
          <table:table-cell office:value-type="date" office:date-value="2018-04-28T00:00:00" table:style-name="ce7">
            <text:p>04/28/18</text:p>
          </table:table-cell>
          <table:table-cell office:value-type="date" office:date-value="2018-04-29T00:00:00" table:style-name="ce7">
            <text:p>04/29/18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7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17" table:formula="of:=SUM([.C22:.I22])" table:style-name="ce2">
            <text:p>17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30T00:00:00" table:style-name="ce10">
            <text:p>04/30/18</text:p>
          </table:table-cell>
          <table:table-cell office:value-type="date" office:date-value="2018-05-01T00:00:00" table:style-name="ce10">
            <text:p>05/01/18</text:p>
          </table:table-cell>
          <table:table-cell office:value-type="date" office:date-value="2018-05-02T00:00:00" table:style-name="ce10">
            <text:p>05/02/18</text:p>
          </table:table-cell>
          <table:table-cell office:value-type="date" office:date-value="2018-05-03T00:00:00" table:style-name="ce10">
            <text:p>05/03/18</text:p>
          </table:table-cell>
          <table:table-cell office:value-type="date" office:date-value="2018-05-04T00:00:00" table:style-name="ce10">
            <text:p>05/04/18</text:p>
          </table:table-cell>
          <table:table-cell office:value-type="date" office:date-value="2018-05-05T00:00:00" table:style-name="ce10">
            <text:p>05/05/18</text:p>
          </table:table-cell>
          <table:table-cell office:value-type="date" office:date-value="2018-05-06T00:00:00" table:style-name="ce10">
            <text:p>05/06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8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8" table:formula="of:=SUM([.C25:.I25])" table:style-name="ce3">
            <text:p>18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07T00:00:00" table:style-name="ce7">
            <text:p>05/07/18</text:p>
          </table:table-cell>
          <table:table-cell office:value-type="date" office:date-value="2018-05-08T00:00:00" table:style-name="ce7">
            <text:p>05/08/18</text:p>
          </table:table-cell>
          <table:table-cell office:value-type="date" office:date-value="2018-05-09T00:00:00" table:style-name="ce7">
            <text:p>05/09/18</text:p>
          </table:table-cell>
          <table:table-cell office:value-type="date" office:date-value="2018-05-10T00:00:00" table:style-name="ce7">
            <text:p>05/10/18</text:p>
          </table:table-cell>
          <table:table-cell office:value-type="date" office:date-value="2018-05-11T00:00:00" table:style-name="ce7">
            <text:p>05/11/18</text:p>
          </table:table-cell>
          <table:table-cell office:value-type="date" office:date-value="2018-05-12T00:00:00" table:style-name="ce7">
            <text:p>05/12/18</text:p>
          </table:table-cell>
          <table:table-cell office:value-type="date" office:date-value="2018-05-13T00:00:00" table:style-name="ce7">
            <text:p>05/13/18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9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SUM([.C28:.I28])" table:style-name="ce2">
            <text:p>15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14T00:00:00" table:style-name="ce10">
            <text:p>05/14/18</text:p>
          </table:table-cell>
          <table:table-cell office:value-type="date" office:date-value="2018-05-15T00:00:00" table:style-name="ce10">
            <text:p>05/15/18</text:p>
          </table:table-cell>
          <table:table-cell office:value-type="date" office:date-value="2018-05-16T00:00:00" table:style-name="ce10">
            <text:p>05/16/18</text:p>
          </table:table-cell>
          <table:table-cell office:value-type="date" office:date-value="2018-05-17T00:00:00" table:style-name="ce10">
            <text:p>05/17/18</text:p>
          </table:table-cell>
          <table:table-cell office:value-type="date" office:date-value="2018-05-18T00:00:00" table:style-name="ce10">
            <text:p>05/18/18</text:p>
          </table:table-cell>
          <table:table-cell office:value-type="date" office:date-value="2018-05-19T00:00:00" table:style-name="ce10">
            <text:p>05/19/18</text:p>
          </table:table-cell>
          <table:table-cell office:value-type="date" office:date-value="2018-05-20T00:00:00" table:style-name="ce10">
            <text:p>05/20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0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1:.I31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table:number-columns-repeated="7" table:style-name="ce7"/>
          <table:table-cell table:style-name="ce8"/>
          <table:table-cell table:number-columns-repeated="16374"/>
        </table:table-row>
        <table:table-row table:number-rows-repeated="968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Alex_Darwin" table:style-name="ta1">
        <table:table-column table:style-name="co10" table:default-cell-style-name="ce1"/>
        <table:table-column table:style-name="co5" table:number-columns-repeated="3" table:default-cell-style-name="ce1"/>
        <table:table-column table:style-name="co11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6" table:number-columns-repeated="15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ALEX DARWIN</text:p>
          </table:table-cell>
          <table:table-cell table:number-columns-repeated="9" table:style-name="ce4"/>
          <table:table-cell table:number-columns-repeated="16374" table:style-name="ce1"/>
        </table:table-row>
        <table:table-row table:style-name="ro1">
          <table:table-cell table:style-name="ce4"/>
          <table:table-cell table:style-name="ce2"/>
          <table:table-cell office:value-type="date" office:date-value="2018-03-12T00:00:00" table:style-name="ce7">
            <text:p>03/12/18</text:p>
          </table:table-cell>
          <table:table-cell office:value-type="date" office:date-value="2018-03-13T00:00:00" table:style-name="ce7">
            <text:p>03/13/18</text:p>
          </table:table-cell>
          <table:table-cell office:value-type="date" office:date-value="2018-03-14T00:00:00" table:style-name="ce7">
            <text:p>03/14/18</text:p>
          </table:table-cell>
          <table:table-cell office:value-type="date" office:date-value="2018-03-15T00:00:00" table:style-name="ce7">
            <text:p>03/15/18</text:p>
          </table:table-cell>
          <table:table-cell office:value-type="date" office:date-value="2018-03-16T00:00:00" table:style-name="ce7">
            <text:p>03/16/18</text:p>
          </table:table-cell>
          <table:table-cell office:value-type="date" office:date-value="2018-03-17T00:00:00" table:style-name="ce7">
            <text:p>03/17/18</text:p>
          </table:table-cell>
          <table:table-cell office:value-type="date" office:date-value="2018-03-18T00:00:00" table:style-name="ce7">
            <text:p>03/18/18</text:p>
          </table:table-cell>
          <table:table-cell table:style-name="ce8"/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2">
            <text:p>WEEK – 1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3" table:style-name="ce9"/>
          <table:table-cell office:value-type="float" office:value="8" table:formula="of:=SUM([.C4:.I4])" table:style-name="ce2">
            <text:p>8</text:p>
          </table:table-cell>
          <table:table-cell table:number-columns-repeated="16374" table:style-name="ce1"/>
        </table:table-row>
        <table:table-row table:style-name="ro1">
          <table:table-cell table:style-name="ce4"/>
          <table:table-cell table:style-name="ce3"/>
          <table:table-cell office:value-type="date" office:date-value="2018-03-19T00:00:00" table:style-name="ce10">
            <text:p>03/19/18</text:p>
          </table:table-cell>
          <table:table-cell office:value-type="date" office:date-value="2018-03-20T00:00:00" table:style-name="ce10">
            <text:p>03/20/18</text:p>
          </table:table-cell>
          <table:table-cell office:value-type="date" office:date-value="2018-03-21T00:00:00" table:style-name="ce10">
            <text:p>03/21/18</text:p>
          </table:table-cell>
          <table:table-cell office:value-type="date" office:date-value="2018-03-22T00:00:00" table:style-name="ce10">
            <text:p>03/22/18</text:p>
          </table:table-cell>
          <table:table-cell office:value-type="date" office:date-value="2018-03-23T00:00:00" table:style-name="ce10">
            <text:p>03/23/18</text:p>
          </table:table-cell>
          <table:table-cell office:value-type="date" office:date-value="2018-03-24T00:00:00" table:style-name="ce10">
            <text:p>03/24/18</text:p>
          </table:table-cell>
          <table:table-cell office:value-type="date" office:date-value="2018-03-25T00:00:00" table:style-name="ce10">
            <text:p>03/25/18</text:p>
          </table:table-cell>
          <table:table-cell table:style-name="ce11"/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3">
            <text:p>WEEK – 2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float" office:value="5" table:style-name="ce6">
            <text:p>5</text:p>
          </table:table-cell>
          <table:table-cell office:value-type="float" office:value="15" table:formula="of:=SUM([.C7:.I7])" table:style-name="ce3">
            <text:p>15</text:p>
          </table:table-cell>
          <table:table-cell table:number-columns-repeated="16374" table:style-name="ce1"/>
        </table:table-row>
        <table:table-row table:style-name="ro1">
          <table:table-cell table:style-name="ce4"/>
          <table:table-cell table:style-name="ce2"/>
          <table:table-cell office:value-type="date" office:date-value="2018-03-26T00:00:00" table:style-name="ce7">
            <text:p>03/26/18</text:p>
          </table:table-cell>
          <table:table-cell office:value-type="date" office:date-value="2018-03-27T00:00:00" table:style-name="ce7">
            <text:p>03/27/18</text:p>
          </table:table-cell>
          <table:table-cell office:value-type="date" office:date-value="2018-03-28T00:00:00" table:style-name="ce7">
            <text:p>03/28/18</text:p>
          </table:table-cell>
          <table:table-cell office:value-type="date" office:date-value="2018-03-29T00:00:00" table:style-name="ce7">
            <text:p>03/29/18</text:p>
          </table:table-cell>
          <table:table-cell office:value-type="date" office:date-value="2018-03-30T00:00:00" table:style-name="ce7">
            <text:p>03/30/18</text:p>
          </table:table-cell>
          <table:table-cell office:value-type="date" office:date-value="2018-03-31T00:00:00" table:style-name="ce7">
            <text:p>03/31/18</text:p>
          </table:table-cell>
          <table:table-cell office:value-type="date" office:date-value="2018-04-01T00:00:00" table:style-name="ce7">
            <text:p>04/01/18</text:p>
          </table:table-cell>
          <table:table-cell table:style-name="ce8"/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2">
            <text:p>WEEK – 3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6" table:formula="of:=SUM([.C10:.I10])" table:style-name="ce2">
            <text:p>16</text:p>
          </table:table-cell>
          <table:table-cell table:number-columns-repeated="16374" table:style-name="ce1"/>
        </table:table-row>
        <table:table-row table:style-name="ro1">
          <table:table-cell table:style-name="ce4"/>
          <table:table-cell table:style-name="ce3"/>
          <table:table-cell office:value-type="date" office:date-value="2018-04-02T00:00:00" table:style-name="ce10">
            <text:p>04/02/18</text:p>
          </table:table-cell>
          <table:table-cell office:value-type="date" office:date-value="2018-04-03T00:00:00" table:style-name="ce10">
            <text:p>04/03/18</text:p>
          </table:table-cell>
          <table:table-cell office:value-type="date" office:date-value="2018-04-04T00:00:00" table:style-name="ce10">
            <text:p>04/04/18</text:p>
          </table:table-cell>
          <table:table-cell office:value-type="date" office:date-value="2018-04-05T00:00:00" table:style-name="ce10">
            <text:p>04/05/18</text:p>
          </table:table-cell>
          <table:table-cell office:value-type="date" office:date-value="2018-04-06T00:00:00" table:style-name="ce10">
            <text:p>04/06/18</text:p>
          </table:table-cell>
          <table:table-cell office:value-type="date" office:date-value="2018-04-07T00:00:00" table:style-name="ce10">
            <text:p>04/07/18</text:p>
          </table:table-cell>
          <table:table-cell office:value-type="date" office:date-value="2018-04-08T00:00:00" table:style-name="ce10">
            <text:p>04/08/18</text:p>
          </table:table-cell>
          <table:table-cell table:style-name="ce11"/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3">
            <text:p>WEEK – 4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5" table:formula="of:=SUM([.C13:.I13])" table:style-name="ce3">
            <text:p>15</text:p>
          </table:table-cell>
          <table:table-cell table:number-columns-repeated="16374" table:style-name="ce1"/>
        </table:table-row>
        <table:table-row table:style-name="ro1">
          <table:table-cell table:style-name="ce4"/>
          <table:table-cell table:style-name="ce9"/>
          <table:table-cell office:value-type="date" office:date-value="2018-04-09T00:00:00" table:style-name="ce7">
            <text:p>04/09/18</text:p>
          </table:table-cell>
          <table:table-cell office:value-type="date" office:date-value="2018-04-10T00:00:00" table:style-name="ce7">
            <text:p>04/10/18</text:p>
          </table:table-cell>
          <table:table-cell office:value-type="date" office:date-value="2018-04-11T00:00:00" table:style-name="ce7">
            <text:p>04/11/18</text:p>
          </table:table-cell>
          <table:table-cell office:value-type="date" office:date-value="2018-04-12T00:00:00" table:style-name="ce7">
            <text:p>04/12/18</text:p>
          </table:table-cell>
          <table:table-cell office:value-type="date" office:date-value="2018-04-13T00:00:00" table:style-name="ce7">
            <text:p>04/13/18</text:p>
          </table:table-cell>
          <table:table-cell office:value-type="date" office:date-value="2018-04-14T00:00:00" table:style-name="ce7">
            <text:p>04/14/18</text:p>
          </table:table-cell>
          <table:table-cell office:value-type="date" office:date-value="2018-04-15T00:00:00" table:style-name="ce7">
            <text:p>04/15/18</text:p>
          </table:table-cell>
          <table:table-cell table:style-name="ce4"/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2">
            <text:p>WEEK – 5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 table:style-name="ce1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16" table:formula="of:=SUM([.C16:.I16])" table:style-name="ce2">
            <text:p>16</text:p>
          </table:table-cell>
          <table:table-cell office:value-type="string" table:style-name="ce1">
            <text:p>note: github didn't behave, so that's why the delay. More detailed story if you ask me in person.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6"/>
          <table:table-cell office:value-type="date" office:date-value="2018-04-16T00:00:00" table:style-name="ce10">
            <text:p>04/16/18</text:p>
          </table:table-cell>
          <table:table-cell office:value-type="date" office:date-value="2018-04-17T00:00:00" table:style-name="ce10">
            <text:p>04/17/18</text:p>
          </table:table-cell>
          <table:table-cell office:value-type="date" office:date-value="2018-04-18T00:00:00" table:style-name="ce10">
            <text:p>04/18/18</text:p>
          </table:table-cell>
          <table:table-cell office:value-type="date" office:date-value="2018-04-19T00:00:00" table:style-name="ce10">
            <text:p>04/19/18</text:p>
          </table:table-cell>
          <table:table-cell office:value-type="date" office:date-value="2018-04-20T00:00:00" table:style-name="ce10">
            <text:p>04/20/18</text:p>
          </table:table-cell>
          <table:table-cell office:value-type="date" office:date-value="2018-04-21T00:00:00" table:style-name="ce10">
            <text:p>04/21/18</text:p>
          </table:table-cell>
          <table:table-cell office:value-type="date" office:date-value="2018-04-22T00:00:00" table:style-name="ce10">
            <text:p>04/22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6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14" table:formula="of:=SUM([.C19:.I19])" table:style-name="ce3">
            <text:p>14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4-23T00:00:00" table:style-name="ce7">
            <text:p>04/23/18</text:p>
          </table:table-cell>
          <table:table-cell office:value-type="date" office:date-value="2018-04-24T00:00:00" table:style-name="ce7">
            <text:p>04/24/18</text:p>
          </table:table-cell>
          <table:table-cell office:value-type="date" office:date-value="2018-04-25T00:00:00" table:style-name="ce7">
            <text:p>04/25/18</text:p>
          </table:table-cell>
          <table:table-cell office:value-type="date" office:date-value="2018-04-26T00:00:00" table:style-name="ce7">
            <text:p>04/26/18</text:p>
          </table:table-cell>
          <table:table-cell office:value-type="date" office:date-value="2018-04-27T00:00:00" table:style-name="ce7">
            <text:p>04/27/18</text:p>
          </table:table-cell>
          <table:table-cell office:value-type="date" office:date-value="2018-04-28T00:00:00" table:style-name="ce7">
            <text:p>04/28/18</text:p>
          </table:table-cell>
          <table:table-cell office:value-type="date" office:date-value="2018-04-29T00:00:00" table:style-name="ce7">
            <text:p>04/29/18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7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float" office:value="15" table:formula="of:=SUM([.C22:.I22])" table:style-name="ce2">
            <text:p>15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30T00:00:00" table:style-name="ce10">
            <text:p>04/30/18</text:p>
          </table:table-cell>
          <table:table-cell office:value-type="date" office:date-value="2018-05-01T00:00:00" table:style-name="ce10">
            <text:p>05/01/18</text:p>
          </table:table-cell>
          <table:table-cell office:value-type="date" office:date-value="2018-05-02T00:00:00" table:style-name="ce10">
            <text:p>05/02/18</text:p>
          </table:table-cell>
          <table:table-cell office:value-type="date" office:date-value="2018-05-03T00:00:00" table:style-name="ce10">
            <text:p>05/03/18</text:p>
          </table:table-cell>
          <table:table-cell office:value-type="date" office:date-value="2018-05-04T00:00:00" table:style-name="ce10">
            <text:p>05/04/18</text:p>
          </table:table-cell>
          <table:table-cell office:value-type="date" office:date-value="2018-05-05T00:00:00" table:style-name="ce10">
            <text:p>05/05/18</text:p>
          </table:table-cell>
          <table:table-cell office:value-type="date" office:date-value="2018-05-06T00:00:00" table:style-name="ce10">
            <text:p>05/06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8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5" table:formula="of:=SUM([.C25:.I25])" table:style-name="ce3">
            <text:p>15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07T00:00:00" table:style-name="ce7">
            <text:p>05/07/18</text:p>
          </table:table-cell>
          <table:table-cell office:value-type="date" office:date-value="2018-05-08T00:00:00" table:style-name="ce7">
            <text:p>05/08/18</text:p>
          </table:table-cell>
          <table:table-cell office:value-type="date" office:date-value="2018-05-09T00:00:00" table:style-name="ce7">
            <text:p>05/09/18</text:p>
          </table:table-cell>
          <table:table-cell office:value-type="date" office:date-value="2018-05-10T00:00:00" table:style-name="ce7">
            <text:p>05/10/18</text:p>
          </table:table-cell>
          <table:table-cell office:value-type="date" office:date-value="2018-05-11T00:00:00" table:style-name="ce7">
            <text:p>05/11/18</text:p>
          </table:table-cell>
          <table:table-cell office:value-type="date" office:date-value="2018-05-12T00:00:00" table:style-name="ce7">
            <text:p>05/12/18</text:p>
          </table:table-cell>
          <table:table-cell office:value-type="date" office:date-value="2018-05-13T00:00:00" table:style-name="ce7">
            <text:p>05/13/18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9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4" table:style-name="ce9">
            <text:p>4</text:p>
          </table:table-cell>
          <table:table-cell table:number-columns-repeated="6" table:style-name="ce9"/>
          <table:table-cell office:value-type="float" office:value="4" table:formula="of:=SUM([.C28:.I28])" table:style-name="ce2">
            <text:p>4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14T00:00:00" table:style-name="ce10">
            <text:p>05/14/18</text:p>
          </table:table-cell>
          <table:table-cell office:value-type="date" office:date-value="2018-05-15T00:00:00" table:style-name="ce10">
            <text:p>05/15/18</text:p>
          </table:table-cell>
          <table:table-cell office:value-type="date" office:date-value="2018-05-16T00:00:00" table:style-name="ce10">
            <text:p>05/16/18</text:p>
          </table:table-cell>
          <table:table-cell office:value-type="date" office:date-value="2018-05-17T00:00:00" table:style-name="ce10">
            <text:p>05/17/18</text:p>
          </table:table-cell>
          <table:table-cell office:value-type="date" office:date-value="2018-05-18T00:00:00" table:style-name="ce10">
            <text:p>05/18/18</text:p>
          </table:table-cell>
          <table:table-cell office:value-type="date" office:date-value="2018-05-19T00:00:00" table:style-name="ce10">
            <text:p>05/19/18</text:p>
          </table:table-cell>
          <table:table-cell office:value-type="date" office:date-value="2018-05-20T00:00:00" table:style-name="ce10">
            <text:p>05/20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0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1:.I31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table:number-columns-repeated="7" table:style-name="ce7"/>
          <table:table-cell table:style-name="ce8"/>
          <table:table-cell table:number-columns-repeated="16374"/>
        </table:table-row>
        <table:table-row table:number-rows-repeated="968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Ben_Johnson" table:style-name="ta1">
        <table:table-column table:style-name="co13" table:default-cell-style-name="ce1"/>
        <table:table-column table:style-name="co5" table:number-columns-repeated="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number-columns-repeated="16" table:default-cell-style-name="ce1"/>
        <table:table-column table:style-name="co7" table:number-columns-repeated="99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BEN JOHNSON</text:p>
          </table:table-cell>
          <table:table-cell table:number-columns-repeated="9" table:style-name="ce4"/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12T00:00:00" table:style-name="ce7">
            <text:p>03/12/18</text:p>
          </table:table-cell>
          <table:table-cell office:value-type="date" office:date-value="2018-03-13T00:00:00" table:style-name="ce7">
            <text:p>03/13/18</text:p>
          </table:table-cell>
          <table:table-cell office:value-type="date" office:date-value="2018-03-14T00:00:00" table:style-name="ce7">
            <text:p>03/14/18</text:p>
          </table:table-cell>
          <table:table-cell office:value-type="date" office:date-value="2018-03-15T00:00:00" table:style-name="ce7">
            <text:p>03/15/18</text:p>
          </table:table-cell>
          <table:table-cell office:value-type="date" office:date-value="2018-03-16T00:00:00" table:style-name="ce7">
            <text:p>03/16/18</text:p>
          </table:table-cell>
          <table:table-cell office:value-type="date" office:date-value="2018-03-17T00:00:00" table:style-name="ce7">
            <text:p>03/17/18</text:p>
          </table:table-cell>
          <table:table-cell office:value-type="date" office:date-value="2018-03-18T00:00:00" table:style-name="ce7">
            <text:p>03/18/18</text:p>
          </table:table-cell>
          <table:table-cell table:style-name="ce8"/>
          <table:table-cell table:number-columns-repeated="16374"/>
        </table:table-row>
        <table:table-row table:style-name="ro6">
          <table:table-cell table:style-name="ce4"/>
          <table:table-cell office:value-type="string" table:style-name="ce2">
            <text:p>WEEK – 1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7">
          <table:table-cell table:style-name="ce4"/>
          <table:table-cell office:value-type="string" table:style-name="ce2">
            <text:p>HOURS</text:p>
          </table:table-cell>
          <table:table-cell office:value-type="float" office:value="7" table:style-name="ce9">
            <text:p>7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26" table:formula="of:=SUM([.C4:.I4])" table:style-name="ce2">
            <text:p>26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3-19T00:00:00" table:style-name="ce10">
            <text:p>03/19/18</text:p>
          </table:table-cell>
          <table:table-cell office:value-type="date" office:date-value="2018-03-20T00:00:00" table:style-name="ce10">
            <text:p>03/20/18</text:p>
          </table:table-cell>
          <table:table-cell office:value-type="date" office:date-value="2018-03-21T00:00:00" table:style-name="ce10">
            <text:p>03/21/18</text:p>
          </table:table-cell>
          <table:table-cell office:value-type="date" office:date-value="2018-03-22T00:00:00" table:style-name="ce10">
            <text:p>03/22/18</text:p>
          </table:table-cell>
          <table:table-cell office:value-type="date" office:date-value="2018-03-23T00:00:00" table:style-name="ce10">
            <text:p>03/23/18</text:p>
          </table:table-cell>
          <table:table-cell office:value-type="date" office:date-value="2018-03-24T00:00:00" table:style-name="ce10">
            <text:p>03/24/18</text:p>
          </table:table-cell>
          <table:table-cell office:value-type="date" office:date-value="2018-03-25T00:00:00" table:style-name="ce10">
            <text:p>03/25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2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7">
          <table:table-cell table:style-name="ce4"/>
          <table:table-cell office:value-type="string" table:style-name="ce3">
            <text:p>HOUR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float" office:value="28" table:formula="of:=SUM([.C7:.I7])" table:style-name="ce3">
            <text:p>28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3-26T00:00:00" table:style-name="ce7">
            <text:p>03/26/18</text:p>
          </table:table-cell>
          <table:table-cell office:value-type="date" office:date-value="2018-03-27T00:00:00" table:style-name="ce7">
            <text:p>03/27/18</text:p>
          </table:table-cell>
          <table:table-cell office:value-type="date" office:date-value="2018-03-28T00:00:00" table:style-name="ce7">
            <text:p>03/28/18</text:p>
          </table:table-cell>
          <table:table-cell office:value-type="date" office:date-value="2018-03-29T00:00:00" table:style-name="ce7">
            <text:p>03/29/18</text:p>
          </table:table-cell>
          <table:table-cell office:value-type="date" office:date-value="2018-03-30T00:00:00" table:style-name="ce7">
            <text:p>03/30/18</text:p>
          </table:table-cell>
          <table:table-cell office:value-type="date" office:date-value="2018-03-31T00:00:00" table:style-name="ce7">
            <text:p>03/31/18</text:p>
          </table:table-cell>
          <table:table-cell office:value-type="date" office:date-value="2018-04-01T00:00:00" table:style-name="ce7">
            <text:p>04/01/18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3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7">
          <table:table-cell table:style-name="ce4"/>
          <table:table-cell office:value-type="string" table:style-name="ce2">
            <text:p>HOURS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24" table:formula="of:=SUM([.C10:.I10])" table:style-name="ce2">
            <text:p>24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02T00:00:00" table:style-name="ce10">
            <text:p>04/02/18</text:p>
          </table:table-cell>
          <table:table-cell office:value-type="date" office:date-value="2018-04-03T00:00:00" table:style-name="ce10">
            <text:p>04/03/18</text:p>
          </table:table-cell>
          <table:table-cell office:value-type="date" office:date-value="2018-04-04T00:00:00" table:style-name="ce10">
            <text:p>04/04/18</text:p>
          </table:table-cell>
          <table:table-cell office:value-type="date" office:date-value="2018-04-05T00:00:00" table:style-name="ce10">
            <text:p>04/05/18</text:p>
          </table:table-cell>
          <table:table-cell office:value-type="date" office:date-value="2018-04-06T00:00:00" table:style-name="ce10">
            <text:p>04/06/18</text:p>
          </table:table-cell>
          <table:table-cell office:value-type="date" office:date-value="2018-04-07T00:00:00" table:style-name="ce10">
            <text:p>04/07/18</text:p>
          </table:table-cell>
          <table:table-cell office:value-type="date" office:date-value="2018-04-08T00:00:00" table:style-name="ce10">
            <text:p>04/08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4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7">
          <table:table-cell table:style-name="ce4"/>
          <table:table-cell office:value-type="string" table:style-name="ce3">
            <text:p>HOURS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float" office:value="32" table:formula="of:=SUM([.C13:.I13])" table:style-name="ce3">
            <text:p>32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/>
          <table:table-cell office:value-type="date" office:date-value="2018-04-09T00:00:00" table:style-name="ce7">
            <text:p>04/09/18</text:p>
          </table:table-cell>
          <table:table-cell office:value-type="date" office:date-value="2018-04-10T00:00:00" table:style-name="ce7">
            <text:p>04/10/18</text:p>
          </table:table-cell>
          <table:table-cell office:value-type="date" office:date-value="2018-04-11T00:00:00" table:style-name="ce7">
            <text:p>04/11/18</text:p>
          </table:table-cell>
          <table:table-cell office:value-type="date" office:date-value="2018-04-12T00:00:00" table:style-name="ce7">
            <text:p>04/12/18</text:p>
          </table:table-cell>
          <table:table-cell office:value-type="date" office:date-value="2018-04-13T00:00:00" table:style-name="ce7">
            <text:p>04/13/18</text:p>
          </table:table-cell>
          <table:table-cell office:value-type="date" office:date-value="2018-04-14T00:00:00" table:style-name="ce7">
            <text:p>04/14/18</text:p>
          </table:table-cell>
          <table:table-cell office:value-type="date" office:date-value="2018-04-15T00:00:00" table:style-name="ce7">
            <text:p>04/15/18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5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7">
          <table:table-cell table:style-name="ce4"/>
          <table:table-cell office:value-type="string" table:style-name="ce2">
            <text:p>HOURS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table:number-columns-repeated="2" table:style-name="ce9"/>
          <table:table-cell office:value-type="float" office:value="21" table:formula="of:=SUM([.C16:.I16])" table:style-name="ce2">
            <text:p>21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6"/>
          <table:table-cell office:value-type="date" office:date-value="2018-04-16T00:00:00" table:style-name="ce10">
            <text:p>04/16/18</text:p>
          </table:table-cell>
          <table:table-cell office:value-type="date" office:date-value="2018-04-17T00:00:00" table:style-name="ce10">
            <text:p>04/17/18</text:p>
          </table:table-cell>
          <table:table-cell office:value-type="date" office:date-value="2018-04-18T00:00:00" table:style-name="ce10">
            <text:p>04/18/18</text:p>
          </table:table-cell>
          <table:table-cell office:value-type="date" office:date-value="2018-04-19T00:00:00" table:style-name="ce10">
            <text:p>04/19/18</text:p>
          </table:table-cell>
          <table:table-cell office:value-type="date" office:date-value="2018-04-20T00:00:00" table:style-name="ce10">
            <text:p>04/20/18</text:p>
          </table:table-cell>
          <table:table-cell office:value-type="date" office:date-value="2018-04-21T00:00:00" table:style-name="ce10">
            <text:p>04/21/18</text:p>
          </table:table-cell>
          <table:table-cell office:value-type="date" office:date-value="2018-04-22T00:00:00" table:style-name="ce10">
            <text:p>04/22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6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7">
          <table:table-cell table:style-name="ce4"/>
          <table:table-cell office:value-type="string" table:style-name="ce3">
            <text:p>HOURS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float" office:value="30" table:formula="of:=SUM([.C19:.I19])" table:style-name="ce3">
            <text:p>3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4-23T00:00:00" table:style-name="ce7">
            <text:p>04/23/18</text:p>
          </table:table-cell>
          <table:table-cell office:value-type="date" office:date-value="2018-04-24T00:00:00" table:style-name="ce7">
            <text:p>04/24/18</text:p>
          </table:table-cell>
          <table:table-cell office:value-type="date" office:date-value="2018-04-25T00:00:00" table:style-name="ce7">
            <text:p>04/25/18</text:p>
          </table:table-cell>
          <table:table-cell office:value-type="date" office:date-value="2018-04-26T00:00:00" table:style-name="ce7">
            <text:p>04/26/18</text:p>
          </table:table-cell>
          <table:table-cell office:value-type="date" office:date-value="2018-04-27T00:00:00" table:style-name="ce7">
            <text:p>04/27/18</text:p>
          </table:table-cell>
          <table:table-cell office:value-type="date" office:date-value="2018-04-28T00:00:00" table:style-name="ce7">
            <text:p>04/28/18</text:p>
          </table:table-cell>
          <table:table-cell office:value-type="date" office:date-value="2018-04-29T00:00:00" table:style-name="ce7">
            <text:p>04/29/18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7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table:style-name="ce9"/>
          <table:table-cell office:value-type="float" office:value="30" table:formula="of:=SUM([.C22:.I22])" table:style-name="ce2">
            <text:p>3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4-30T00:00:00" table:style-name="ce10">
            <text:p>04/30/18</text:p>
          </table:table-cell>
          <table:table-cell office:value-type="date" office:date-value="2018-05-01T00:00:00" table:style-name="ce10">
            <text:p>05/01/18</text:p>
          </table:table-cell>
          <table:table-cell office:value-type="date" office:date-value="2018-05-02T00:00:00" table:style-name="ce10">
            <text:p>05/02/18</text:p>
          </table:table-cell>
          <table:table-cell office:value-type="date" office:date-value="2018-05-03T00:00:00" table:style-name="ce10">
            <text:p>05/03/18</text:p>
          </table:table-cell>
          <table:table-cell office:value-type="date" office:date-value="2018-05-04T00:00:00" table:style-name="ce10">
            <text:p>05/04/18</text:p>
          </table:table-cell>
          <table:table-cell office:value-type="date" office:date-value="2018-05-05T00:00:00" table:style-name="ce10">
            <text:p>05/05/18</text:p>
          </table:table-cell>
          <table:table-cell office:value-type="date" office:date-value="2018-05-06T00:00:00" table:style-name="ce10">
            <text:p>05/06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8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float" office:value="22" table:formula="of:=SUM([.C25:.I25])" table:style-name="ce3">
            <text:p>22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office:value-type="date" office:date-value="2018-05-07T00:00:00" table:style-name="ce7">
            <text:p>05/07/18</text:p>
          </table:table-cell>
          <table:table-cell office:value-type="date" office:date-value="2018-05-08T00:00:00" table:style-name="ce7">
            <text:p>05/08/18</text:p>
          </table:table-cell>
          <table:table-cell office:value-type="date" office:date-value="2018-05-09T00:00:00" table:style-name="ce7">
            <text:p>05/09/18</text:p>
          </table:table-cell>
          <table:table-cell office:value-type="date" office:date-value="2018-05-10T00:00:00" table:style-name="ce7">
            <text:p>05/10/18</text:p>
          </table:table-cell>
          <table:table-cell office:value-type="date" office:date-value="2018-05-11T00:00:00" table:style-name="ce7">
            <text:p>05/11/18</text:p>
          </table:table-cell>
          <table:table-cell office:value-type="date" office:date-value="2018-05-12T00:00:00" table:style-name="ce7">
            <text:p>05/12/18</text:p>
          </table:table-cell>
          <table:table-cell office:value-type="date" office:date-value="2018-05-13T00:00:00" table:style-name="ce7">
            <text:p>05/13/18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WEEK – 9</text:p>
          </table:table-cell>
          <table:table-cell office:value-type="string" table:style-name="ce7">
            <text:p>MONDAY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WEDNESDAY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FRIDAY</text:p>
          </table:table-cell>
          <table:table-cell office:value-type="string" table:style-name="ce2">
            <text:p>SATURDAY</text:p>
          </table:table-cell>
          <table:table-cell office:value-type="string" table:style-name="ce2">
            <text:p>SUNDAY</text:p>
          </table:table-cell>
          <table:table-cell office:value-type="string" table:style-name="ce2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2">
            <text:p>HOURS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2" table:style-name="ce9"/>
          <table:table-cell office:value-type="float" office:value="17" table:formula="of:=SUM([.C28:.I28])" table:style-name="ce2">
            <text:p>17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3"/>
          <table:table-cell office:value-type="date" office:date-value="2018-05-14T00:00:00" table:style-name="ce10">
            <text:p>05/14/18</text:p>
          </table:table-cell>
          <table:table-cell office:value-type="date" office:date-value="2018-05-15T00:00:00" table:style-name="ce10">
            <text:p>05/15/18</text:p>
          </table:table-cell>
          <table:table-cell office:value-type="date" office:date-value="2018-05-16T00:00:00" table:style-name="ce10">
            <text:p>05/16/18</text:p>
          </table:table-cell>
          <table:table-cell office:value-type="date" office:date-value="2018-05-17T00:00:00" table:style-name="ce10">
            <text:p>05/17/18</text:p>
          </table:table-cell>
          <table:table-cell office:value-type="date" office:date-value="2018-05-18T00:00:00" table:style-name="ce10">
            <text:p>05/18/18</text:p>
          </table:table-cell>
          <table:table-cell office:value-type="date" office:date-value="2018-05-19T00:00:00" table:style-name="ce10">
            <text:p>05/19/18</text:p>
          </table:table-cell>
          <table:table-cell office:value-type="date" office:date-value="2018-05-20T00:00:00" table:style-name="ce10">
            <text:p>05/20/18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WEEK – 10</text:p>
          </table:table-cell>
          <table:table-cell office:value-type="string" table:style-name="ce10">
            <text:p>MONDAY</text:p>
          </table:table-cell>
          <table:table-cell office:value-type="string" table:style-name="ce3">
            <text:p>TUESDAY</text:p>
          </table:table-cell>
          <table:table-cell office:value-type="string" table:style-name="ce3">
            <text:p>WEDNESDAY</text:p>
          </table:table-cell>
          <table:table-cell office:value-type="string" table:style-name="ce3">
            <text:p>THURSDAY</text:p>
          </table:table-cell>
          <table:table-cell office:value-type="string" table:style-name="ce3">
            <text:p>FRIDAY</text:p>
          </table:table-cell>
          <table:table-cell office:value-type="string" table:style-name="ce3">
            <text:p>SATURDAY</text:p>
          </table:table-cell>
          <table:table-cell office:value-type="string" table:style-name="ce3">
            <text:p>SUNDAY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3">
            <text:p>HOURS</text:p>
          </table:table-cell>
          <table:table-cell table:number-columns-repeated="7" table:style-name="ce6"/>
          <table:table-cell office:value-type="float" office:value="0" table:formula="of:=SUM([.C31:.I31])" table:style-name="ce3">
            <text:p>0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2"/>
          <table:table-cell table:number-columns-repeated="7" table:style-name="ce7"/>
          <table:table-cell table:style-name="ce8"/>
          <table:table-cell table:number-columns-repeated="16374"/>
        </table:table-row>
        <table:table-row table:number-rows-repeated="968" table:style-name="ro3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38888888889in" fo:margin-left="0in" fo:margin-right="0in" fo:margin-bottom="0in"/>
      </style:header-style>
      <style:footer-style>
        <style:header-footer-properties fo:min-height="1.91138888888889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tudent</dc:creator>
    <dc:date>2018-06-04T18:59:01Z</dc:date>
    <meta:editing-cycles>2</meta:editing-cycles>
    <meta:editing-duration>PT152S</meta:editing-duration>
  </office:meta>
</office:document-meta>
</file>